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Chapter One</text:p>
      <text:p text:style-name="P8"/>
      <text:p text:style-name="P8"><text:s text:c="5"/>Evening had come to the small, one stoplight, town of Overdone. The bars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31">Chapter Eight</text:p>
      <text:p text:style-name="P31"/>
      <text:p text:style-name="P31"><text:s text:c="5"/><text:span text:style-name="T77">Walking into the Sheriff’s station, the Sheriff was seated at his desk. “What do we have here?” He asked standing up as Eugene, Calypso, and Jessica entered the room.</text:span></text:p>
      <text:p text:style-name="P31"><text:s text:c="5"/>“<text:span text:style-name="T77">Sheriff, I have arrested this women for killing my witness.” Eugene said. “She should be tried in the capitol and sentenced to death.”</text:span></text:p>
      <text:p text:style-name="P31"><text:s text:c="5"/><text:span text:style-name="T77">The Sheriff looked to Eugene and then to Jessica. “I can’t allow you to take her to the capitol for judgment.” He said. “You know how their ways are. Uncivilized.”</text:span></text:p>
      <text:p text:style-name="P31"><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31"><text:s text:c="5"/><text:span text:style-name="T77">She looked out the window, the crowed was beginning to disperse.</text:span></text:p>
      <text:p text:style-name="P31"><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31"><text:s text:c="5"/><text:span text:style-name="T77">The Sheriff nodded. “Yes I’ve read your report on the matter. But you’ll have to try her here in Overdone. I won’t allow it any other way.”</text:span></text:p>
      <text:p text:style-name="P31"><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31"><text:s text:c="5"/>“<text:span text:style-name="T79">Very well Sheriff.” Eugene said. “Please hold her here until a trial can be arranged.”</text:span></text:p>
      <text:p text:style-name="P31"><text:s text:c="5"/><text:span text:style-name="T79">The Sheriff shook his head. “No can do lawman.” He said. “You’ll have to allow her to be set free for the time being. We don’t have any room to hold her. We’re booked.”</text:span></text:p>
      <text:p text:style-name="P31"><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31"><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31"><text:s text:c="5"/><text:span text:style-name="T81">Jessica curtsied and smiled. “Thank you kind sir.” She said as she exited the Sheriff’s office.</text:span></text:p>
      <text:p text:style-name="P31"><text:s text:c="5"/><text:span text:style-name="T81">The Sheriff smiled. “Now if you’ll excuse me I have some important paperwork to catch up on.” He said.</text:span></text:p>
      <text:p text:style-name="P31"><text:s text:c="5"/><text:span text:style-name="T81">Eugene eyed the Sheriff with suspicion. He didn’t have any paperwork to do. There wasn’t anything that would keep the Sheriff busy for the next twenty minutes in this town let alone an hour.</text:span></text:p>
      <text:p text:style-name="P31"><text:s text:c="5"/>“<text:span text:style-name="T81">Doesn’t mean we can’t track her.” Calypso spoke up rubbing her temples.</text:span></text:p>
      <text:p text:style-name="P31"><text:s text:c="5"/><text:span text:style-name="T81">The Sheriff nodded his head. “This is true, I can’t keep you from doing your duty.” He said. “Just don’t get in the way.”</text:span></text:p>
      <text:p text:style-name="P31"><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31"><text:s text:c="5"/>“<text:span text:style-name="T82">Well I guess that’s it huh boss?” Eugene said. “The girl walks away scotch free and we’re stuck to clean up the mess.”</text:span></text:p>
      <text:p text:style-name="P31"><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31"><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31"><text:soft-page-break/><text:s text:c="5"/><text:span text:style-name="T83">Calypso thought about how their day was progressing. It wasn’t worth its weight in gold. She wished they would be able to figure something out besides whatever it was they were coming to.</text:span></text:p>
      <text:p text:style-name="P31"><text:s text:c="5"/><text:span text:style-name="T83">As if he were reading her mind, Eugene cleared his throat. “There’s got to be a way to keep an eye on her boss.” He said.</text:span></text:p>
      <text:p text:style-name="P31"><text:s text:c="5"/><text:span text:style-name="T83">Calypso nodded her head. She watched as the sun began to set. Days only lasted for a few short hours on the outlying moon. The clouds in the sky turned a bright rosy peach color. They were beautiful. “We’ll keep an eye on her somehow Eugene.” Calypso said. “Don’t you worry about that.”</text:span></text:p>
      <text:p text:style-name="P31"><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31"><text:s text:c="5"/><text:span text:style-name="T83">Setting them in motion, Calypso entered the subjects parameters to follow. The four little devices flew into the night sky and down to the saloon where Jessica would no doubt be dancing by now.</text:span></text:p>
      <text:p text:style-name="P31"><text:s text:c="5"/><text:span text:style-name="T84">On a monitor, Calypso watched as the devices flew past bar patrons and circled around Jessica. Sure enough she was on stage dancing her heart out to some old forgotten folk song.</text:span></text:p>
      <text:p text:style-name="P31"><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drones. But this time around, one of the drones had a tracking device that it stung Jessica with.</text:span></text:p>
      <text:p text:style-name="P31"><text:soft-page-break/><text:s text:c="5"/>“<text:span text:style-name="T85">Ow!” Jessica could be heard yelling. “What the hell was that?”</text:span></text:p>
      <text:p text:style-name="P31"><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31"><text:s text:c="5"/><text:span text:style-name="T86">The night progressed about as slow as ever. Anytime Jessica made a move, Calypso and Eugene were on it. She didn’t leave the saloon all night. They figured she really needed the income.</text:span></text:p>
      <text:p text:style-name="P31"><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31"/>
      <text:p text:style-name="P32">Chapter Nine</text:p>
      <text:p text:style-name="P32"/>
      <text:p text:style-name="P32"><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2"><text:s text:c="5"/>Calypso wished she could erase the memories that flooded her mind about the previous night. There was nothing in those memories that she wanted to recall. She knew things about the mayor that no one should ever know. <text:span text:style-name="T92">What kinks he was into, what positions he enjoyed. Yeah things no one really should ever know.</text:span></text:p>
      <text:p text:style-name="P32"><text:soft-page-break/><text:s text:c="5"/><text:span text:style-name="T92">Passing by a bunch of school children, Calypso smiled. So innocent, they were heading off to school. It was refreshing that something in the world didn’t change.</text:span></text:p>
      <text:p text:style-name="P32"><text:s text:c="5"/><text:span text:style-name="T93">Walking up to the gallows, Calypso cut the hanging man down. There was no need for him to continue to hang, he was dead as it was. She laid his body down on the deck and walked away.</text:span></text:p>
      <text:p text:style-name="P32"><text:s text:c="5"/><text:span text:style-name="T93">Walking into the saloon, Calypso caught eye of the bartender and walked over to him.</text:span></text:p>
      <text:p text:style-name="P32"><text:s text:c="5"/><text:span text:style-name="T93">The bartender tried not to notice her has he wiped down his bar.</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104</meta:editing-cycles>
    <meta:generator>LibreOffice/7.4.1.2$Windows_X86_64 LibreOffice_project/3c58a8f3a960df8bc8fd77b461821e42c061c5f0</meta:generator>
    <dc:date>2022-10-15T19:32:36.690000000</dc:date>
    <meta:editing-duration>PT4H28M56S</meta:editing-duration>
    <meta:document-statistic meta:table-count="0" meta:image-count="0" meta:object-count="0" meta:page-count="34" meta:paragraph-count="290" meta:word-count="9362" meta:character-count="52133" meta:non-whitespace-character-count="41653"/>
  </office:meta>
</office:document-meta>
</file>